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1.0835in" svg:y="0.6358in">
            <draw:object draw:notify-on-update-of-ranges="Sheet1.J2:Sheet1.J25 Sheet1.F2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ups_inter</text:p>
          </table:table-cell>
          <table:table-cell office:value-type="string" calcext:value-type="string">
            <text:p>coups_1</text:p>
          </table:table-cell>
          <table:table-cell office:value-type="string" calcext:value-type="string">
            <text:p>Coups_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*10s</text:p>
          </table:table-cell>
          <table:table-cell office:value-type="string" calcext:value-type="string">
            <text:p>M_m</text:p>
          </table:table-cell>
          <table:table-cell office:value-type="string" calcext:value-type="string">
            <text:p>M_1</text:p>
          </table:table-cell>
          <table:table-cell office:value-type="string" calcext:value-type="string">
            <text:p>M_2</text:p>
          </table:table-cell>
          <table:table-cell/>
          <table:table-cell office:value-type="string" calcext:value-type="string">
            <text:p>M_1 M_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7877" calcext:value-type="float">
            <text:p>67877</text:p>
          </table:table-cell>
          <table:table-cell office:value-type="float" office:value="795938" calcext:value-type="float">
            <text:p>795938</text:p>
          </table:table-cell>
          <table:table-cell table:formula="of:=[.E2]/10" office:value-type="float" office:value="415.9" calcext:value-type="float">
            <text:p>415.9</text:p>
          </table:table-cell>
          <table:table-cell office:value-type="float" office:value="4159" calcext:value-type="float">
            <text:p>4159</text:p>
          </table:table-cell>
          <table:table-cell table:formula="of:=[.A2]/[.D2]" office:value-type="float" office:value="0.29574416927146" calcext:value-type="float">
            <text:p>0.2957441693</text:p>
          </table:table-cell>
          <table:table-cell table:formula="of:=[.B2]/[.D2]" office:value-type="float" office:value="163.205097379178" calcext:value-type="float">
            <text:p>163.2050973792</text:p>
          </table:table-cell>
          <table:table-cell table:formula="of:=[.C2]/[.D2]" office:value-type="float" office:value="1913.77254147632" calcext:value-type="float">
            <text:p>1913.7725414763</text:p>
          </table:table-cell>
          <table:table-cell/>
          <table:table-cell table:formula="of:=[.G2]*[.H2]" office:value-type="float" office:value="312337.433993239" calcext:value-type="float">
            <text:p>312337.4339932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74" calcext:value-type="float">
            <text:p>27974</text:p>
          </table:table-cell>
          <table:table-cell office:value-type="float" office:value="682093" calcext:value-type="float">
            <text:p>682093</text:p>
          </table:table-cell>
          <table:table-cell table:formula="of:=[.E3]/10" office:value-type="float" office:value="172.5" calcext:value-type="float">
            <text:p>172.5</text:p>
          </table:table-cell>
          <table:table-cell office:value-type="float" office:value="1725" calcext:value-type="float">
            <text:p>1725</text:p>
          </table:table-cell>
          <table:table-cell table:formula="of:=[.A3]/[.D3]" office:value-type="float" office:value="0.579710144927536" calcext:value-type="float">
            <text:p>0.5797101449</text:p>
          </table:table-cell>
          <table:table-cell table:formula="of:=[.B3]/[.D3]" office:value-type="float" office:value="162.168115942029" calcext:value-type="float">
            <text:p>162.168115942</text:p>
          </table:table-cell>
          <table:table-cell table:formula="of:=[.C3]/[.D3]" office:value-type="float" office:value="3954.16231884058" calcext:value-type="float">
            <text:p>3954.1623188406</text:p>
          </table:table-cell>
          <table:table-cell/>
          <table:table-cell table:formula="of:=[.G3]*[.H3]" office:value-type="float" office:value="641239.053375341" calcext:value-type="float">
            <text:p>641239.0533753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304" calcext:value-type="float">
            <text:p>25304</text:p>
          </table:table-cell>
          <table:table-cell office:value-type="float" office:value="999557" calcext:value-type="float">
            <text:p>999557</text:p>
          </table:table-cell>
          <table:table-cell table:formula="of:=[.E4]/10" office:value-type="float" office:value="157.4" calcext:value-type="float">
            <text:p>157.4</text:p>
          </table:table-cell>
          <table:table-cell office:value-type="float" office:value="1574" calcext:value-type="float">
            <text:p>1574</text:p>
          </table:table-cell>
          <table:table-cell table:formula="of:=[.A4]/[.D4]" office:value-type="float" office:value="1.07369758576874" calcext:value-type="float">
            <text:p>1.0736975858</text:p>
          </table:table-cell>
          <table:table-cell table:formula="of:=[.B4]/[.D4]" office:value-type="float" office:value="160.762388818297" calcext:value-type="float">
            <text:p>160.7623888183</text:p>
          </table:table-cell>
          <table:table-cell table:formula="of:=[.C4]/[.D4]" office:value-type="float" office:value="6350.42566709022" calcext:value-type="float">
            <text:p>6350.4256670902</text:p>
          </table:table-cell>
          <table:table-cell/>
          <table:table-cell table:formula="of:=[.G4]*[.H4]" office:value-type="float" office:value="1020909.60025445" calcext:value-type="float">
            <text:p>1020909.600254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428" calcext:value-type="float">
            <text:p>13428</text:p>
          </table:table-cell>
          <table:table-cell office:value-type="float" office:value="655888" calcext:value-type="float">
            <text:p>655888</text:p>
          </table:table-cell>
          <table:table-cell table:formula="of:=[.E5]/10" office:value-type="float" office:value="82.6" calcext:value-type="float">
            <text:p>82.6</text:p>
          </table:table-cell>
          <table:table-cell office:value-type="float" office:value="826" calcext:value-type="float">
            <text:p>826</text:p>
          </table:table-cell>
          <table:table-cell table:formula="of:=[.A5]/[.D5]" office:value-type="float" office:value="1.24697336561743" calcext:value-type="float">
            <text:p>1.2469733656</text:p>
          </table:table-cell>
          <table:table-cell table:formula="of:=[.B5]/[.D5]" office:value-type="float" office:value="162.566585956416" calcext:value-type="float">
            <text:p>162.5665859564</text:p>
          </table:table-cell>
          <table:table-cell table:formula="of:=[.C5]/[.D5]" office:value-type="float" office:value="7940.53268765133" calcext:value-type="float">
            <text:p>7940.5326876513</text:p>
          </table:table-cell>
          <table:table-cell/>
          <table:table-cell table:formula="of:=[.G5]*[.H5]" office:value-type="float" office:value="1290865.28970681" calcext:value-type="float">
            <text:p>1290865.289706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168" calcext:value-type="float">
            <text:p>11168</text:p>
          </table:table-cell>
          <table:table-cell office:value-type="float" office:value="748888" calcext:value-type="float">
            <text:p>748888</text:p>
          </table:table-cell>
          <table:table-cell table:formula="of:=[.E6]/10" office:value-type="float" office:value="80.8" calcext:value-type="float">
            <text:p>80.8</text:p>
          </table:table-cell>
          <table:table-cell office:value-type="float" office:value="808" calcext:value-type="float">
            <text:p>808</text:p>
          </table:table-cell>
          <table:table-cell table:formula="of:=[.A6]/[.D6]" office:value-type="float" office:value="1.29950495049505" calcext:value-type="float">
            <text:p>1.2995049505</text:p>
          </table:table-cell>
          <table:table-cell table:formula="of:=[.B6]/[.D6]" office:value-type="float" office:value="138.217821782178" calcext:value-type="float">
            <text:p>138.2178217822</text:p>
          </table:table-cell>
          <table:table-cell table:formula="of:=[.C6]/[.D6]" office:value-type="float" office:value="9268.41584158416" calcext:value-type="float">
            <text:p>9268.4158415842</text:p>
          </table:table-cell>
          <table:table-cell/>
          <table:table-cell table:formula="of:=[.G6]*[.H6]" office:value-type="float" office:value="1281060.2489952" calcext:value-type="float">
            <text:p>1281060.24899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268" calcext:value-type="float">
            <text:p>14268</text:p>
          </table:table-cell>
          <table:table-cell office:value-type="float" office:value="812888" calcext:value-type="float">
            <text:p>812888</text:p>
          </table:table-cell>
          <table:table-cell table:formula="of:=[.E7]/10" office:value-type="float" office:value="87.9" calcext:value-type="float">
            <text:p>87.9</text:p>
          </table:table-cell>
          <table:table-cell office:value-type="float" office:value="879" calcext:value-type="float">
            <text:p>879</text:p>
          </table:table-cell>
          <table:table-cell table:formula="of:=[.A7]/[.D7]" office:value-type="float" office:value="1.28555176336746" calcext:value-type="float">
            <text:p>1.2855517634</text:p>
          </table:table-cell>
          <table:table-cell table:formula="of:=[.B7]/[.D7]" office:value-type="float" office:value="162.320819112628" calcext:value-type="float">
            <text:p>162.3208191126</text:p>
          </table:table-cell>
          <table:table-cell table:formula="of:=[.C7]/[.D7]" office:value-type="float" office:value="9247.87258248009" calcext:value-type="float">
            <text:p>9247.8725824801</text:p>
          </table:table-cell>
          <table:table-cell/>
          <table:table-cell table:formula="of:=[.G7]*[.H7]" office:value-type="float" office:value="1501122.25263738" calcext:value-type="float">
            <text:p>1501122.252637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828" calcext:value-type="float">
            <text:p>12828</text:p>
          </table:table-cell>
          <table:table-cell office:value-type="float" office:value="617898" calcext:value-type="float">
            <text:p>617898</text:p>
          </table:table-cell>
          <table:table-cell table:formula="of:=[.E8]/10"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table:formula="of:=[.A8]/[.D8]" office:value-type="float" office:value="1.61194029850746" calcext:value-type="float">
            <text:p>1.6119402985</text:p>
          </table:table-cell>
          <table:table-cell table:formula="of:=[.B8]/[.D8]" office:value-type="float" office:value="191.462686567164" calcext:value-type="float">
            <text:p>191.4626865672</text:p>
          </table:table-cell>
          <table:table-cell table:formula="of:=[.C8]/[.D8]" office:value-type="float" office:value="9222.35820895522" calcext:value-type="float">
            <text:p>9222.3582089552</text:p>
          </table:table-cell>
          <table:table-cell/>
          <table:table-cell table:formula="of:=[.G8]*[.H8]" office:value-type="float" office:value="1765737.47917131" calcext:value-type="float">
            <text:p>1765737.479171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178" calcext:value-type="float">
            <text:p>12178</text:p>
          </table:table-cell>
          <table:table-cell office:value-type="float" office:value="515888" calcext:value-type="float">
            <text:p>515888</text:p>
          </table:table-cell>
          <table:table-cell table:formula="of:=[.E9]/10" office:value-type="float" office:value="55.9" calcext:value-type="float">
            <text:p>55.9</text:p>
          </table:table-cell>
          <table:table-cell office:value-type="float" office:value="559" calcext:value-type="float">
            <text:p>559</text:p>
          </table:table-cell>
          <table:table-cell table:formula="of:=[.A9]/[.D9]" office:value-type="float" office:value="1.98568872987478" calcext:value-type="float">
            <text:p>1.9856887299</text:p>
          </table:table-cell>
          <table:table-cell table:formula="of:=[.B9]/[.D9]" office:value-type="float" office:value="217.853309481216" calcext:value-type="float">
            <text:p>217.8533094812</text:p>
          </table:table-cell>
          <table:table-cell table:formula="of:=[.C9]/[.D9]" office:value-type="float" office:value="9228.7656529517" calcext:value-type="float">
            <text:p>9228.7656529517</text:p>
          </table:table-cell>
          <table:table-cell/>
          <table:table-cell table:formula="of:=[.G9]*[.H9]" office:value-type="float" office:value="2010517.13992211" calcext:value-type="float">
            <text:p>2010517.139922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88" calcext:value-type="float">
            <text:p>14588</text:p>
          </table:table-cell>
          <table:table-cell office:value-type="float" office:value="548888" calcext:value-type="float">
            <text:p>548888</text:p>
          </table:table-cell>
          <table:table-cell table:formula="of:=[.E10]/10" office:value-type="float" office:value="59.5" calcext:value-type="float">
            <text:p>59.5</text:p>
          </table:table-cell>
          <table:table-cell office:value-type="float" office:value="595" calcext:value-type="float">
            <text:p>595</text:p>
          </table:table-cell>
          <table:table-cell table:formula="of:=[.A10]/[.D10]" office:value-type="float" office:value="2.45378151260504" calcext:value-type="float">
            <text:p>2.4537815126</text:p>
          </table:table-cell>
          <table:table-cell table:formula="of:=[.B10]/[.D10]" office:value-type="float" office:value="245.176470588235" calcext:value-type="float">
            <text:p>245.1764705882</text:p>
          </table:table-cell>
          <table:table-cell table:formula="of:=[.C10]/[.D10]" office:value-type="float" office:value="9225.00840336134" calcext:value-type="float">
            <text:p>9225.0084033614</text:p>
          </table:table-cell>
          <table:table-cell/>
          <table:table-cell table:formula="of:=[.G10]*[.H10]" office:value-type="float" office:value="2261755.00148295" calcext:value-type="float">
            <text:p>2261755.001482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8" calcext:value-type="float">
            <text:p>13198</text:p>
          </table:table-cell>
          <table:table-cell office:value-type="float" office:value="454888" calcext:value-type="float">
            <text:p>454888</text:p>
          </table:table-cell>
          <table:table-cell table:formula="of:=[.E11]/10" office:value-type="float" office:value="49.5" calcext:value-type="float">
            <text:p>49.5</text:p>
          </table:table-cell>
          <table:table-cell office:value-type="float" office:value="495" calcext:value-type="float">
            <text:p>495</text:p>
          </table:table-cell>
          <table:table-cell table:formula="of:=[.A11]/[.D11]" office:value-type="float" office:value="2.66666666666667" calcext:value-type="float">
            <text:p>2.6666666667</text:p>
          </table:table-cell>
          <table:table-cell table:formula="of:=[.B11]/[.D11]" office:value-type="float" office:value="266.626262626263" calcext:value-type="float">
            <text:p>266.6262626263</text:p>
          </table:table-cell>
          <table:table-cell table:formula="of:=[.C11]/[.D11]" office:value-type="float" office:value="9189.65656565656" calcext:value-type="float">
            <text:p>9189.6565656566</text:p>
          </table:table-cell>
          <table:table-cell/>
          <table:table-cell table:formula="of:=[.G11]*[.H11]" office:value-type="float" office:value="2450203.78491991" calcext:value-type="float">
            <text:p>2450203.784919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98" calcext:value-type="float">
            <text:p>10398</text:p>
          </table:table-cell>
          <table:table-cell office:value-type="float" office:value="350888" calcext:value-type="float">
            <text:p>350888</text:p>
          </table:table-cell>
          <table:table-cell table:formula="of:=[.E12]/10"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formula="of:=[.A12]/[.D12]" office:value-type="float" office:value="2.76923076923077" calcext:value-type="float">
            <text:p>2.7692307692</text:p>
          </table:table-cell>
          <table:table-cell table:formula="of:=[.B12]/[.D12]" office:value-type="float" office:value="266.615384615385" calcext:value-type="float">
            <text:p>266.6153846154</text:p>
          </table:table-cell>
          <table:table-cell table:formula="of:=[.C12]/[.D12]" office:value-type="float" office:value="8997.1282051282" calcext:value-type="float">
            <text:p>8997.1282051282</text:p>
          </table:table-cell>
          <table:table-cell/>
          <table:table-cell table:formula="of:=[.G12]*[.H12]" office:value-type="float" office:value="2398772.79684418" calcext:value-type="float">
            <text:p>2398772.796844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88" calcext:value-type="float">
            <text:p>13988</text:p>
          </table:table-cell>
          <table:table-cell office:value-type="float" office:value="426888" calcext:value-type="float">
            <text:p>426888</text:p>
          </table:table-cell>
          <table:table-cell table:formula="of:=[.E13]/10" office:value-type="float" office:value="46.9" calcext:value-type="float">
            <text:p>46.9</text:p>
          </table:table-cell>
          <table:table-cell office:value-type="float" office:value="469" calcext:value-type="float">
            <text:p>469</text:p>
          </table:table-cell>
          <table:table-cell table:formula="of:=[.A13]/[.D13]" office:value-type="float" office:value="2.38805970149254" calcext:value-type="float">
            <text:p>2.3880597015</text:p>
          </table:table-cell>
          <table:table-cell table:formula="of:=[.B13]/[.D13]" office:value-type="float" office:value="298.251599147122" calcext:value-type="float">
            <text:p>298.2515991471</text:p>
          </table:table-cell>
          <table:table-cell table:formula="of:=[.C13]/[.D13]" office:value-type="float" office:value="9102.08955223881" calcext:value-type="float">
            <text:p>9102.0895522388</text:p>
          </table:table-cell>
          <table:table-cell/>
          <table:table-cell table:formula="of:=[.G13]*[.H13]" office:value-type="float" office:value="2714712.76453553" calcext:value-type="float">
            <text:p>2714712.764535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698" calcext:value-type="float">
            <text:p>16698</text:p>
          </table:table-cell>
          <table:table-cell office:value-type="float" office:value="491888" calcext:value-type="float">
            <text:p>491888</text:p>
          </table:table-cell>
          <table:table-cell table:formula="of:=[.E14]/10" office:value-type="float" office:value="53.9" calcext:value-type="float">
            <text:p>53.9</text:p>
          </table:table-cell>
          <table:table-cell office:value-type="float" office:value="539" calcext:value-type="float">
            <text:p>539</text:p>
          </table:table-cell>
          <table:table-cell table:formula="of:=[.A14]/[.D14]" office:value-type="float" office:value="2.80148423005566" calcext:value-type="float">
            <text:p>2.8014842301</text:p>
          </table:table-cell>
          <table:table-cell table:formula="of:=[.B14]/[.D14]" office:value-type="float" office:value="309.795918367347" calcext:value-type="float">
            <text:p>309.7959183673</text:p>
          </table:table-cell>
          <table:table-cell table:formula="of:=[.C14]/[.D14]" office:value-type="float" office:value="9125.93692022264" calcext:value-type="float">
            <text:p>9125.9369202226</text:p>
          </table:table-cell>
          <table:table-cell/>
          <table:table-cell table:formula="of:=[.G14]*[.H14]" office:value-type="float" office:value="2827178.00916285" calcext:value-type="float">
            <text:p>2827178.009162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868" calcext:value-type="float">
            <text:p>26868</text:p>
          </table:table-cell>
          <table:table-cell office:value-type="float" office:value="729888" calcext:value-type="float">
            <text:p>729888</text:p>
          </table:table-cell>
          <table:table-cell table:formula="of:=[.E15]/10" office:value-type="float" office:value="79.5" calcext:value-type="float">
            <text:p>79.5</text:p>
          </table:table-cell>
          <table:table-cell office:value-type="float" office:value="795" calcext:value-type="float">
            <text:p>795</text:p>
          </table:table-cell>
          <table:table-cell table:formula="of:=[.A15]/[.D15]" office:value-type="float" office:value="2.77987421383648" calcext:value-type="float">
            <text:p>2.7798742138</text:p>
          </table:table-cell>
          <table:table-cell table:formula="of:=[.B15]/[.D15]" office:value-type="float" office:value="337.962264150943" calcext:value-type="float">
            <text:p>337.9622641509</text:p>
          </table:table-cell>
          <table:table-cell table:formula="of:=[.C15]/[.D15]" office:value-type="float" office:value="9180.98113207547" calcext:value-type="float">
            <text:p>9180.9811320755</text:p>
          </table:table-cell>
          <table:table-cell/>
          <table:table-cell table:formula="of:=[.G15]*[.H15]" office:value-type="float" office:value="3102825.17052332" calcext:value-type="float">
            <text:p>3102825.170523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188" calcext:value-type="float">
            <text:p>16188</text:p>
          </table:table-cell>
          <table:table-cell office:value-type="float" office:value="411888" calcext:value-type="float">
            <text:p>411888</text:p>
          </table:table-cell>
          <table:table-cell table:formula="of:=[.E16]/10" office:value-type="float" office:value="49.8" calcext:value-type="float">
            <text:p>49.8</text:p>
          </table:table-cell>
          <table:table-cell office:value-type="float" office:value="498" calcext:value-type="float">
            <text:p>498</text:p>
          </table:table-cell>
          <table:table-cell table:formula="of:=[.A16]/[.D16]" office:value-type="float" office:value="2.85140562248996" calcext:value-type="float">
            <text:p>2.8514056225</text:p>
          </table:table-cell>
          <table:table-cell table:formula="of:=[.B16]/[.D16]" office:value-type="float" office:value="325.060240963855" calcext:value-type="float">
            <text:p>325.0602409639</text:p>
          </table:table-cell>
          <table:table-cell table:formula="of:=[.C16]/[.D16]" office:value-type="float" office:value="8270.84337349398" calcext:value-type="float">
            <text:p>8270.843373494</text:p>
          </table:table-cell>
          <table:table-cell/>
          <table:table-cell table:formula="of:=[.G16]*[.H16]" office:value-type="float" office:value="2688522.33996226" calcext:value-type="float">
            <text:p>2688522.339962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58" calcext:value-type="float">
            <text:p>13358</text:p>
          </table:table-cell>
          <table:table-cell office:value-type="float" office:value="314888" calcext:value-type="float">
            <text:p>314888</text:p>
          </table:table-cell>
          <table:table-cell table:formula="of:=[.E17]/10" office:value-type="float" office:value="34.3" calcext:value-type="float">
            <text:p>34.3</text:p>
          </table:table-cell>
          <table:table-cell office:value-type="float" office:value="343" calcext:value-type="float">
            <text:p>343</text:p>
          </table:table-cell>
          <table:table-cell table:formula="of:=[.A17]/[.D17]" office:value-type="float" office:value="3.23615160349854" calcext:value-type="float">
            <text:p>3.2361516035</text:p>
          </table:table-cell>
          <table:table-cell table:formula="of:=[.B17]/[.D17]" office:value-type="float" office:value="389.446064139942" calcext:value-type="float">
            <text:p>389.4460641399</text:p>
          </table:table-cell>
          <table:table-cell table:formula="of:=[.C17]/[.D17]" office:value-type="float" office:value="9180.40816326531" calcext:value-type="float">
            <text:p>9180.4081632653</text:p>
          </table:table-cell>
          <table:table-cell/>
          <table:table-cell table:formula="of:=[.G17]*[.H17]" office:value-type="float" office:value="3575273.82638187" calcext:value-type="float">
            <text:p>3575273.826381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498" calcext:value-type="float">
            <text:p>11498</text:p>
          </table:table-cell>
          <table:table-cell office:value-type="float" office:value="250888" calcext:value-type="float">
            <text:p>250888</text:p>
          </table:table-cell>
          <table:table-cell table:formula="of:=[.E18]/10" office:value-type="float" office:value="27.9" calcext:value-type="float">
            <text:p>27.9</text:p>
          </table:table-cell>
          <table:table-cell office:value-type="float" office:value="279" calcext:value-type="float">
            <text:p>279</text:p>
          </table:table-cell>
          <table:table-cell table:formula="of:=[.A18]/[.D18]" office:value-type="float" office:value="4.01433691756272" calcext:value-type="float">
            <text:p>4.0143369176</text:p>
          </table:table-cell>
          <table:table-cell table:formula="of:=[.B18]/[.D18]" office:value-type="float" office:value="412.114695340502" calcext:value-type="float">
            <text:p>412.1146953405</text:p>
          </table:table-cell>
          <table:table-cell table:formula="of:=[.C18]/[.D18]" office:value-type="float" office:value="8992.40143369176" calcext:value-type="float">
            <text:p>8992.4014336918</text:p>
          </table:table-cell>
          <table:table-cell/>
          <table:table-cell table:formula="of:=[.G18]*[.H18]" office:value-type="float" office:value="3705900.77722537" calcext:value-type="float">
            <text:p>3705900.777225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488" calcext:value-type="float">
            <text:p>11488</text:p>
          </table:table-cell>
          <table:table-cell office:value-type="float" office:value="236888" calcext:value-type="float">
            <text:p>236888</text:p>
          </table:table-cell>
          <table:table-cell table:formula="of:=[.E19]/10" office:value-type="float" office:value="25.9" calcext:value-type="float">
            <text:p>25.9</text:p>
          </table:table-cell>
          <table:table-cell office:value-type="float" office:value="259" calcext:value-type="float">
            <text:p>259</text:p>
          </table:table-cell>
          <table:table-cell table:formula="of:=[.A19]/[.D19]" office:value-type="float" office:value="4.5945945945946" calcext:value-type="float">
            <text:p>4.5945945946</text:p>
          </table:table-cell>
          <table:table-cell table:formula="of:=[.B19]/[.D19]" office:value-type="float" office:value="443.552123552124" calcext:value-type="float">
            <text:p>443.5521235521</text:p>
          </table:table-cell>
          <table:table-cell table:formula="of:=[.C19]/[.D19]" office:value-type="float" office:value="9146.25482625483" calcext:value-type="float">
            <text:p>9146.2548262548</text:p>
          </table:table-cell>
          <table:table-cell/>
          <table:table-cell table:formula="of:=[.G19]*[.H19]" office:value-type="float" office:value="4056840.75073419" calcext:value-type="float">
            <text:p>4056840.750734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88" calcext:value-type="float">
            <text:p>13388</text:p>
          </table:table-cell>
          <table:table-cell office:value-type="float" office:value="254888" calcext:value-type="float">
            <text:p>254888</text:p>
          </table:table-cell>
          <table:table-cell table:formula="of:=[.E20]/10" office:value-type="float" office:value="27.8" calcext:value-type="float">
            <text:p>27.8</text:p>
          </table:table-cell>
          <table:table-cell office:value-type="float" office:value="278" calcext:value-type="float">
            <text:p>278</text:p>
          </table:table-cell>
          <table:table-cell table:formula="of:=[.A20]/[.D20]" office:value-type="float" office:value="4.31654676258993" calcext:value-type="float">
            <text:p>4.3165467626</text:p>
          </table:table-cell>
          <table:table-cell table:formula="of:=[.B20]/[.D20]" office:value-type="float" office:value="481.58273381295" calcext:value-type="float">
            <text:p>481.582733813</text:p>
          </table:table-cell>
          <table:table-cell table:formula="of:=[.C20]/[.D20]" office:value-type="float" office:value="9168.63309352518" calcext:value-type="float">
            <text:p>9168.6330935252</text:p>
          </table:table-cell>
          <table:table-cell/>
          <table:table-cell table:formula="of:=[.G20]*[.H20]" office:value-type="float" office:value="4415455.39050774" calcext:value-type="float">
            <text:p>4415455.390507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358" calcext:value-type="float">
            <text:p>13358</text:p>
          </table:table-cell>
          <table:table-cell office:value-type="float" office:value="232888" calcext:value-type="float">
            <text:p>232888</text:p>
          </table:table-cell>
          <table:table-cell table:formula="of:=[.E21]/10" office:value-type="float" office:value="25.6" calcext:value-type="float">
            <text:p>25.6</text:p>
          </table:table-cell>
          <table:table-cell office:value-type="float" office:value="256" calcext:value-type="float">
            <text:p>256</text:p>
          </table:table-cell>
          <table:table-cell table:formula="of:=[.A21]/[.D21]" office:value-type="float" office:value="5.1171875" calcext:value-type="float">
            <text:p>5.1171875</text:p>
          </table:table-cell>
          <table:table-cell table:formula="of:=[.B21]/[.D21]" office:value-type="float" office:value="521.796875" calcext:value-type="float">
            <text:p>521.796875</text:p>
          </table:table-cell>
          <table:table-cell table:formula="of:=[.C21]/[.D21]" office:value-type="float" office:value="9097.1875" calcext:value-type="float">
            <text:p>9097.1875</text:p>
          </table:table-cell>
          <table:table-cell/>
          <table:table-cell table:formula="of:=[.G21]*[.H21]" office:value-type="float" office:value="4746884.00878906" calcext:value-type="float">
            <text:p>4746884.008789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128" calcext:value-type="float">
            <text:p>15128</text:p>
          </table:table-cell>
          <table:table-cell office:value-type="float" office:value="236888" calcext:value-type="float">
            <text:p>236888</text:p>
          </table:table-cell>
          <table:table-cell table:formula="of:=[.E22]/10"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table:formula="of:=[.A22]/[.D22]" office:value-type="float" office:value="4.61538461538462" calcext:value-type="float">
            <text:p>4.6153846154</text:p>
          </table:table-cell>
          <table:table-cell table:formula="of:=[.B22]/[.D22]" office:value-type="float" office:value="581.846153846154" calcext:value-type="float">
            <text:p>581.8461538462</text:p>
          </table:table-cell>
          <table:table-cell table:formula="of:=[.C22]/[.D22]" office:value-type="float" office:value="9111.07692307692" calcext:value-type="float">
            <text:p>9111.0769230769</text:p>
          </table:table-cell>
          <table:table-cell/>
          <table:table-cell table:formula="of:=[.G22]*[.H22]" office:value-type="float" office:value="5301245.06508876" calcext:value-type="float">
            <text:p>5301245.065088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358" calcext:value-type="float">
            <text:p>15358</text:p>
          </table:table-cell>
          <table:table-cell office:value-type="float" office:value="215989" calcext:value-type="float">
            <text:p>215989</text:p>
          </table:table-cell>
          <table:table-cell table:formula="of:=[.E23]/10" office:value-type="float" office:value="23.6" calcext:value-type="float">
            <text:p>23.6</text:p>
          </table:table-cell>
          <table:table-cell office:value-type="float" office:value="236" calcext:value-type="float">
            <text:p>236</text:p>
          </table:table-cell>
          <table:table-cell table:formula="of:=[.A23]/[.D23]" office:value-type="float" office:value="5.88983050847458" calcext:value-type="float">
            <text:p>5.8898305085</text:p>
          </table:table-cell>
          <table:table-cell table:formula="of:=[.B23]/[.D23]" office:value-type="float" office:value="650.762711864407" calcext:value-type="float">
            <text:p>650.7627118644</text:p>
          </table:table-cell>
          <table:table-cell table:formula="of:=[.C23]/[.D23]" office:value-type="float" office:value="9152.07627118644" calcext:value-type="float">
            <text:p>9152.0762711865</text:p>
          </table:table-cell>
          <table:table-cell/>
          <table:table-cell table:formula="of:=[.G23]*[.H23]" office:value-type="float" office:value="5955829.97342718" calcext:value-type="float">
            <text:p>5955829.973427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988" calcext:value-type="float">
            <text:p>17988</text:p>
          </table:table-cell>
          <table:table-cell office:value-type="float" office:value="232888" calcext:value-type="float">
            <text:p>232888</text:p>
          </table:table-cell>
          <table:table-cell table:formula="of:=[.E24]/10" office:value-type="float" office:value="25.9" calcext:value-type="float">
            <text:p>25.9</text:p>
          </table:table-cell>
          <table:table-cell office:value-type="float" office:value="259" calcext:value-type="float">
            <text:p>259</text:p>
          </table:table-cell>
          <table:table-cell table:formula="of:=[.A24]/[.D24]" office:value-type="float" office:value="6.56370656370656" calcext:value-type="float">
            <text:p>6.5637065637</text:p>
          </table:table-cell>
          <table:table-cell table:formula="of:=[.B24]/[.D24]" office:value-type="float" office:value="694.517374517375" calcext:value-type="float">
            <text:p>694.5173745174</text:p>
          </table:table-cell>
          <table:table-cell table:formula="of:=[.C24]/[.D24]" office:value-type="float" office:value="8991.81467181467" calcext:value-type="float">
            <text:p>8991.8146718147</text:p>
          </table:table-cell>
          <table:table-cell/>
          <table:table-cell table:formula="of:=[.G24]*[.H24]" office:value-type="float" office:value="6244971.51801554" calcext:value-type="float">
            <text:p>6244971.518015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088" calcext:value-type="float">
            <text:p>18088</text:p>
          </table:table-cell>
          <table:table-cell office:value-type="float" office:value="255888" calcext:value-type="float">
            <text:p>255888</text:p>
          </table:table-cell>
          <table:table-cell table:formula="of:=[.E25]/10" office:value-type="float" office:value="28.2" calcext:value-type="float">
            <text:p>28.2</text:p>
          </table:table-cell>
          <table:table-cell office:value-type="float" office:value="282" calcext:value-type="float">
            <text:p>282</text:p>
          </table:table-cell>
          <table:table-cell table:formula="of:=[.A25]/[.D25]" office:value-type="float" office:value="6.31205673758865" calcext:value-type="float">
            <text:p>6.3120567376</text:p>
          </table:table-cell>
          <table:table-cell table:formula="of:=[.B25]/[.D25]" office:value-type="float" office:value="641.418439716312" calcext:value-type="float">
            <text:p>641.4184397163</text:p>
          </table:table-cell>
          <table:table-cell table:formula="of:=[.C25]/[.D25]" office:value-type="float" office:value="9074.04255319149" calcext:value-type="float">
            <text:p>9074.0425531915</text:p>
          </table:table-cell>
          <table:table-cell/>
          <table:table-cell table:formula="of:=[.G25]*[.H25]" office:value-type="float" office:value="5820258.21638751" calcext:value-type="float">
            <text:p>5820258.2163875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1:49:00.357807762</meta:creation-date>
    <dc:date>2014-04-04T17:36:02.880884722</dc:date>
    <meta:editing-duration>PT1H15M25S</meta:editing-duration>
    <meta:editing-cycles>1</meta:editing-cycles>
    <meta:document-statistic meta:table-count="1" meta:cell-count="225" meta:object-count="1"/>
    <meta:generator>LibreOffice/4.1.5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Sheet1.J2:Sheet1.J25 Sheet1.F2:Sheet1.F25" svg:x="0.77cm" svg:y="0.855cm" svg:width="10.521cm" svg:height="7.545cm">
          <chartooo:coordinate-region svg:x="1.206cm" svg:y="1.055cm" svg:width="9.436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5" chart:class="chart:scatter">
            <chart:domain table:cell-range-address="Sheet1.J2:Sheet1.J25"/>
            <chart:regression-curve chart:style-name="ch7">
              <chart:equation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337.433993239">
                <text:p>312337.433993239</text:p>
                <draw:g>
                  <svg:desc>Sheet1.J2:Sheet1.J25</svg:desc>
                </draw:g>
              </table:table-cell>
              <table:table-cell office:value-type="float" office:value="0.29574416927146">
                <text:p>0.29574416927146</text:p>
                <draw:g>
                  <svg:desc>Sheet1.F2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1239.053375341">
                <text:p>641239.053375341</text:p>
              </table:table-cell>
              <table:table-cell office:value-type="float" office:value="0.579710144927536">
                <text:p>0.579710144927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909.60025445">
                <text:p>1020909.60025445</text:p>
              </table:table-cell>
              <table:table-cell office:value-type="float" office:value="1.07369758576874">
                <text:p>1.0736975857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0865.28970681">
                <text:p>1290865.28970681</text:p>
              </table:table-cell>
              <table:table-cell office:value-type="float" office:value="1.24697336561743">
                <text:p>1.24697336561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1060.2489952">
                <text:p>1281060.2489952</text:p>
              </table:table-cell>
              <table:table-cell office:value-type="float" office:value="1.29950495049505">
                <text:p>1.29950495049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1122.25263738">
                <text:p>1501122.25263738</text:p>
              </table:table-cell>
              <table:table-cell office:value-type="float" office:value="1.28555176336746">
                <text:p>1.28555176336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5737.47917131">
                <text:p>1765737.47917131</text:p>
              </table:table-cell>
              <table:table-cell office:value-type="float" office:value="1.61194029850746">
                <text:p>1.61194029850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0517.13992211">
                <text:p>2010517.13992211</text:p>
              </table:table-cell>
              <table:table-cell office:value-type="float" office:value="1.98568872987478">
                <text:p>1.98568872987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1755.00148295">
                <text:p>2261755.00148295</text:p>
              </table:table-cell>
              <table:table-cell office:value-type="float" office:value="2.45378151260504">
                <text:p>2.4537815126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0203.78491991">
                <text:p>2450203.7849199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98772.79684418">
                <text:p>2398772.79684418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14712.76453553">
                <text:p>2714712.76453553</text:p>
              </table:table-cell>
              <table:table-cell office:value-type="float" office:value="2.38805970149254">
                <text:p>2.38805970149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7178.00916285">
                <text:p>2827178.00916285</text:p>
              </table:table-cell>
              <table:table-cell office:value-type="float" office:value="2.80148423005566">
                <text:p>2.80148423005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2825.17052332">
                <text:p>3102825.17052332</text:p>
              </table:table-cell>
              <table:table-cell office:value-type="float" office:value="2.77987421383648">
                <text:p>2.77987421383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88522.33996226">
                <text:p>2688522.33996226</text:p>
              </table:table-cell>
              <table:table-cell office:value-type="float" office:value="2.85140562248996">
                <text:p>2.8514056224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75273.82638187">
                <text:p>3575273.82638187</text:p>
              </table:table-cell>
              <table:table-cell office:value-type="float" office:value="3.23615160349854">
                <text:p>3.23615160349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5900.77722537">
                <text:p>3705900.77722537</text:p>
              </table:table-cell>
              <table:table-cell office:value-type="float" office:value="4.01433691756272">
                <text:p>4.01433691756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56840.75073419">
                <text:p>4056840.75073419</text:p>
              </table:table-cell>
              <table:table-cell office:value-type="float" office:value="4.5945945945946">
                <text:p>4.59459459459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5455.39050774">
                <text:p>4415455.39050774</text:p>
              </table:table-cell>
              <table:table-cell office:value-type="float" office:value="4.31654676258993">
                <text:p>4.31654676258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46884.00878906">
                <text:p>4746884.00878906</text:p>
              </table:table-cell>
              <table:table-cell office:value-type="float" office:value="5.1171875">
                <text:p>5.117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01245.06508876">
                <text:p>5301245.06508876</text:p>
              </table:table-cell>
              <table:table-cell office:value-type="float" office:value="4.61538461538462">
                <text:p>4.6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55829.97342718">
                <text:p>5955829.97342718</text:p>
              </table:table-cell>
              <table:table-cell office:value-type="float" office:value="5.88983050847458">
                <text:p>5.88983050847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44971.51801554">
                <text:p>6244971.51801554</text:p>
              </table:table-cell>
              <table:table-cell office:value-type="float" office:value="6.56370656370656">
                <text:p>6.56370656370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20258.21638751">
                <text:p>5820258.21638751</text:p>
              </table:table-cell>
              <table:table-cell office:value-type="float" office:value="6.31205673758865">
                <text:p>6.31205673758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